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2fafa"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2fafa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PU clock (MHz)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Current consumption (mA) Current consumption (mA)</text:p>
          </table:table-cell>
          <table:covered-table-cell table:style-name="ce1"/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string" calcext:value-type="string">
            <text:p>Sleep</text:p>
          </table:table-cell>
          <table:table-cell office:value-type="float" office:value="1.45" calcext:value-type="float">
            <text:p>1.4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string" calcext:value-type="string">
            <text:p>Suspend</text:p>
          </table:table-cell>
          <table:table-cell office:value-type="float" office:value="1.33" calcext:value-type="float">
            <text:p>1.33</text:p>
          </table:table-cell>
          <table:table-cell table:style-name="ce3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ycle time (min)</text:p>
          </table:table-cell>
          <table:table-cell table:style-name="ce1" office:value-type="string" calcext:value-type="string">
            <text:p>Active Time (min)</text:p>
          </table:table-cell>
          <table:table-cell table:style-name="ce1" office:value-type="string" calcext:value-type="string">
            <text:p>Duty cycle (%)</text:p>
          </table:table-cell>
          <table:table-cell table:style-name="ce1" office:value-type="string" calcext:value-type="string">
            <text:p>Average Consumption (mA)</text:p>
          </table:table-cell>
          <table:table-cell table:style-name="ce1" office:value-type="string" calcext:value-type="string">
            <text:p>Battery (5200mAh) life (days)</text:p>
          </table:table-cell>
          <table:table-cell table:style-name="ce1" office:value-type="string" calcext:value-type="string">
            <text:p>Battery (10400mAh) life (days)</text:p>
          </table:table-cell>
          <table:table-cell table:style-name="ce1" office:value-type="string" calcext:value-type="string">
            <text:p>Battery (20800mAh) life (days)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" table:formula="of:=[.B8]/[.A8]" office:value-type="percentage" office:value="0.0166666666666667" calcext:value-type="percentage">
            <text:p>1.67%</text:p>
          </table:table-cell>
          <table:table-cell table:style-name="ce6" table:formula="of:=[.C8]*[.$B$3]+(1-[.C8])*[.$B$4]" office:value-type="float" office:value="1.67583333333333" calcext:value-type="float">
            <text:p>1.68</text:p>
          </table:table-cell>
          <table:table-cell table:style-name="ce7" table:formula="of:=5200 / [.D8] / 24" office:value-type="float" office:value="129.288910989557" calcext:value-type="float">
            <text:p>129</text:p>
          </table:table-cell>
          <table:table-cell table:style-name="ce7" table:formula="of:=10400 / [.D8] / 24" office:value-type="float" office:value="258.577821979115" calcext:value-type="float">
            <text:p>259</text:p>
          </table:table-cell>
          <table:table-cell table:style-name="ce7" table:formula="of:=20800 / [.D8] / 24" office:value-type="float" office:value="517.15564395823" calcext:value-type="float">
            <text:p>517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5" table:formula="of:=[.B9]/[.A9]" office:value-type="percentage" office:value="0.05" calcext:value-type="percentage">
            <text:p>5.00%</text:p>
          </table:table-cell>
          <table:table-cell table:style-name="ce6" table:formula="of:=[.C9]*[.$B$3]+(1-[.C9])*[.$B$4]" office:value-type="float" office:value="2.1275" calcext:value-type="float">
            <text:p>2.13</text:p>
          </table:table-cell>
          <table:table-cell table:style-name="ce7" table:formula="of:=5200 / [.D9] / 24" office:value-type="float" office:value="101.840971406189" calcext:value-type="float">
            <text:p>102</text:p>
          </table:table-cell>
          <table:table-cell table:style-name="ce7" table:formula="of:=10400 / [.D9] / 24" office:value-type="float" office:value="203.681942812378" calcext:value-type="float">
            <text:p>204</text:p>
          </table:table-cell>
          <table:table-cell table:style-name="ce7" table:formula="of:=20800 / [.D9] / 24" office:value-type="float" office:value="407.363885624755" calcext:value-type="float">
            <text:p>407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5" table:formula="of:=[.B10]/[.A10]" office:value-type="percentage" office:value="0.1" calcext:value-type="percentage">
            <text:p>10.00%</text:p>
          </table:table-cell>
          <table:table-cell table:style-name="ce6" table:formula="of:=[.C10]*[.$B$3]+(1-[.C10])*[.$B$4]" office:value-type="float" office:value="2.805" calcext:value-type="float">
            <text:p>2.81</text:p>
          </table:table-cell>
          <table:table-cell table:style-name="ce7" table:formula="of:=5200 / [.D10] / 24" office:value-type="float" office:value="77.243018419489" calcext:value-type="float">
            <text:p>77</text:p>
          </table:table-cell>
          <table:table-cell table:style-name="ce7" table:formula="of:=10400 / [.D10] / 24" office:value-type="float" office:value="154.486036838978" calcext:value-type="float">
            <text:p>154</text:p>
          </table:table-cell>
          <table:table-cell table:style-name="ce7" table:formula="of:=20800 / [.D10] / 24" office:value-type="float" office:value="308.972073677956" calcext:value-type="float">
            <text:p>309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5" table:formula="of:=[.B11]/[.A11]" office:value-type="percentage" office:value="0.166666666666667" calcext:value-type="percentage">
            <text:p>16.67%</text:p>
          </table:table-cell>
          <table:table-cell table:style-name="ce6" table:formula="of:=[.C11]*[.$B$3]+(1-[.C11])*[.$B$4]" office:value-type="float" office:value="3.70833333333334" calcext:value-type="float">
            <text:p>3.71</text:p>
          </table:table-cell>
          <table:table-cell table:style-name="ce7" table:formula="of:=5200 / [.D11] / 24" office:value-type="float" office:value="58.4269662921348" calcext:value-type="float">
            <text:p>58</text:p>
          </table:table-cell>
          <table:table-cell table:style-name="ce7" table:formula="of:=10400 / [.D11] / 24" office:value-type="float" office:value="116.85393258427" calcext:value-type="float">
            <text:p>117</text:p>
          </table:table-cell>
          <table:table-cell table:style-name="ce7" table:formula="of:=20800 / [.D11] / 24" office:value-type="float" office:value="233.707865168539" calcext:value-type="float">
            <text:p>23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table:formula="of:=[.B12]/[.A12]" office:value-type="percentage" office:value="0.0666666666666667" calcext:value-type="percentage">
            <text:p>6.67%</text:p>
          </table:table-cell>
          <table:table-cell table:style-name="ce6" table:formula="of:=[.C12]*[.$B$3]+(1-[.C12])*[.$B$4]" office:value-type="float" office:value="2.35333333333333" calcext:value-type="float">
            <text:p>2.35</text:p>
          </table:table-cell>
          <table:table-cell table:style-name="ce7" table:formula="of:=5200 / [.D12] / 24" office:value-type="float" office:value="92.0679886685552" calcext:value-type="float">
            <text:p>92</text:p>
          </table:table-cell>
          <table:table-cell table:style-name="ce7" table:formula="of:=10400 / [.D12] / 24" office:value-type="float" office:value="184.13597733711" calcext:value-type="float">
            <text:p>184</text:p>
          </table:table-cell>
          <table:table-cell table:style-name="ce7" table:formula="of:=20800 / [.D12] / 24" office:value-type="float" office:value="368.271954674221" calcext:value-type="float">
            <text:p>368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" table:formula="of:=[.B13]/[.A13]" office:value-type="percentage" office:value="0.2" calcext:value-type="percentage">
            <text:p>20.00%</text:p>
          </table:table-cell>
          <table:table-cell table:style-name="ce6" table:formula="of:=[.C13]*[.$B$3]+(1-[.C13])*[.$B$4]" office:value-type="float" office:value="4.16" calcext:value-type="float">
            <text:p>4.16</text:p>
          </table:table-cell>
          <table:table-cell table:style-name="ce7" table:formula="of:=5200 / [.D13] / 24" office:value-type="float" office:value="52.0833333333333" calcext:value-type="float">
            <text:p>52</text:p>
          </table:table-cell>
          <table:table-cell table:style-name="ce7" table:formula="of:=10400 / [.D13] / 24" office:value-type="float" office:value="104.166666666667" calcext:value-type="float">
            <text:p>104</text:p>
          </table:table-cell>
          <table:table-cell table:style-name="ce7" table:formula="of:=20800 / [.D13] / 24" office:value-type="float" office:value="208.333333333333" calcext:value-type="float">
            <text:p>208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formula="of:=5200 / 15" office:value-type="float" office:value="346.666666666667" calcext:value-type="float">
            <text:p>346.666666666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365 * 24" office:value-type="float" office:value="8760" calcext:value-type="float">
            <text:p>8760</text:p>
          </table:table-cell>
          <table:table-cell table:formula="of:=[.F16] * 3" office:value-type="float" office:value="26280" calcext:value-type="float">
            <text:p>2628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LDO Mode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MPS Mode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09:53:11.412417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54:00.298514038</meta:creation-date>
    <dc:date>2018-03-21T13:56:17.041521642</dc:date>
    <meta:editing-duration>PT4H13M53S</meta:editing-duration>
    <meta:editing-cycles>3</meta:editing-cycles>
    <meta:generator>LibreOffice/5.1.6.2$Linux_X86_64 LibreOffice_project/10m0$Build-2</meta:generator>
    <meta:document-statistic meta:table-count="1" meta:cell-count="73" meta:object-count="0"/>
  </office:meta>
</office:document-meta>
</file>